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8b39"/>
    </style:style>
    <style:style style:name="P2" style:family="paragraph" style:parent-style-name="Standard" style:list-style-name="L1">
      <style:text-properties officeooo:paragraph-rsid="000b8b39"/>
    </style:style>
    <style:style style:name="P3" style:family="paragraph" style:parent-style-name="Standard" style:list-style-name="L1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b8b39" officeooo:paragraph-rsid="000b8b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normal" style:text-underline-style="none" fo:font-weight="normal" officeooo:rsid="000de872" officeooo:paragraph-rsid="000b8b3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text-properties fo:font-size="12pt" fo:font-weight="normal" officeooo:rsid="000de872" officeooo:paragraph-rsid="000de87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8b39" officeooo:paragraph-rsid="000b8b39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3e7b4" officeooo:paragraph-rsid="0013e7b4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583c1" officeooo:paragraph-rsid="001583c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0b8b39" officeooo:paragraph-rsid="000b8b3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normal" officeooo:rsid="001583c1" officeooo:paragraph-rsid="001583c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text-properties style:use-window-font-color="true" fo:font-size="14pt" fo:font-weight="normal" officeooo:rsid="000b8b39" officeooo:paragraph-rsid="000b8b39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text-properties style:use-window-font-color="true" fo:font-size="14pt" fo:font-weight="normal" officeooo:rsid="000d8544" officeooo:paragraph-rsid="000d8544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use-window-font-color="true" fo:font-size="14pt" fo:font-weight="normal" officeooo:rsid="000eee0c" officeooo:paragraph-rsid="000eee0c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use-window-font-color="true" fo:font-size="14pt" fo:font-weight="normal" officeooo:rsid="00118193" officeooo:paragraph-rsid="00118193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use-window-font-color="true" fo:font-size="12pt" fo:font-weight="normal" officeooo:rsid="000eee0c" officeooo:paragraph-rsid="000eee0c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fo:font-weight="normal" officeooo:rsid="000d8544" officeooo:paragraph-rsid="000d854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fo:font-size="12pt" fo:font-weight="normal" officeooo:rsid="000eee0c" officeooo:paragraph-rsid="000eee0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fo:font-size="12pt" fo:font-weight="normal" officeooo:rsid="000fc595" officeooo:paragraph-rsid="000fc59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0d854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0d8544" officeooo:paragraph-rsid="001172a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172a0" officeooo:paragraph-rsid="001172a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128f94" officeooo:paragraph-rsid="00128f94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d8544" style:font-size-asian="12pt" style:font-weight-asian="bold" style:font-size-complex="12pt" style:font-weight-complex="bold"/>
    </style:style>
    <style:style style:name="P28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0d8544" officeooo:paragraph-rsid="000fc595" style:font-size-asian="12pt" style:font-weight-asian="bold" style:font-size-complex="12pt" style:font-weight-complex="bold"/>
    </style:style>
    <style:style style:name="P29" style:family="paragraph" style:parent-style-name="Standard">
      <style:text-properties style:use-window-font-color="true" fo:font-size="12pt" fo:font-weight="bold" officeooo:rsid="000d8544" officeooo:paragraph-rsid="000d8544" style:font-size-asian="12pt" style:font-weight-asian="bold" style:font-size-complex="12pt" style:font-weight-complex="bold"/>
    </style:style>
    <style:style style:name="P30" style:family="paragraph" style:parent-style-name="Standard">
      <style:text-properties style:use-window-font-color="true" fo:font-size="12pt" fo:font-weight="bold" officeooo:rsid="000d8544" officeooo:paragraph-rsid="00118193" style:font-size-asian="12pt" style:font-weight-asian="bold" style:font-size-complex="12pt" style:font-weight-complex="bold"/>
    </style:style>
    <style:style style:name="P31" style:family="paragraph" style:parent-style-name="Standard">
      <style:text-properties style:use-window-font-color="true" fo:font-size="12pt" style:text-underline-style="none" fo:font-weight="bold" officeooo:rsid="000d8544" officeooo:paragraph-rsid="000d8544" style:font-size-asian="12pt" style:font-weight-asian="bold" style:font-size-complex="12pt" style:font-weight-complex="bold"/>
    </style:style>
    <style:style style:name="P32" style:family="paragraph" style:parent-style-name="Standard">
      <style:text-properties style:use-window-font-color="true" fo:font-size="12pt" style:text-underline-style="none" fo:font-weight="normal" officeooo:rsid="000eee0c" officeooo:paragraph-rsid="000eee0c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fo:font-size="12pt" style:text-underline-style="none" fo:font-weight="normal" officeooo:rsid="000eee0c" officeooo:paragraph-rsid="0011819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fo:font-size="12pt" style:text-underline-style="none" fo:font-weight="normal" officeooo:rsid="000fc595" officeooo:paragraph-rsid="000fc595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use-window-font-color="true" fo:font-size="12pt" fo:font-style="italic" style:text-underline-style="solid" style:text-underline-width="auto" style:text-underline-color="font-color" fo:font-weight="normal" officeooo:rsid="000d8544" officeooo:paragraph-rsid="000d8544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style:use-window-font-color="true"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0b8b39" officeooo:paragraph-rsid="000b8b39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9pt" fo:font-style="italic" style:text-underline-style="none" fo:font-weight="normal" officeooo:rsid="000de872" officeooo:paragraph-rsid="000de872" style:font-size-asian="9pt" style:font-style-asian="italic" style:font-weight-asian="normal" style:font-size-complex="9pt" style:font-style-complex="italic" style:font-weight-complex="normal"/>
    </style:style>
    <style:style style:name="P39" style:family="paragraph" style:parent-style-name="Standard">
      <style:text-properties fo:font-size="9pt" fo:font-style="italic" officeooo:paragraph-rsid="000de872" style:font-size-asian="9pt" style:font-style-asian="italic" style:font-size-complex="9pt" style:font-style-complex="italic"/>
    </style:style>
    <style:style style:name="P40" style:family="paragraph" style:parent-style-name="Standard">
      <style:text-properties officeooo:paragraph-rsid="000eee0c"/>
    </style:style>
    <style:style style:name="P41" style:family="paragraph" style:parent-style-name="Standard" style:list-style-name="L2">
      <style:text-properties officeooo:paragraph-rsid="000eee0c"/>
    </style:style>
    <style:style style:name="P42" style:family="paragraph" style:parent-style-name="Standard">
      <style:text-properties officeooo:paragraph-rsid="00118193"/>
    </style:style>
    <style:style style:name="P43" style:family="paragraph" style:parent-style-name="Standard">
      <style:text-properties officeooo:paragraph-rsid="0013e7b4"/>
    </style:style>
    <style:style style:name="T1" style:family="text">
      <style:text-properties fo:font-weight="bold" officeooo:rsid="000b8b39" style:font-weight-asian="bold" style:font-weight-complex="bold"/>
    </style:style>
    <style:style style:name="T2" style:family="text">
      <style:text-properties fo:color="#5983b0" fo:font-size="18pt" fo:font-weight="bold" officeooo:rsid="000b8b39" style:font-size-asian="18pt" style:font-weight-asian="bold" style:font-size-complex="18pt" style:font-weight-complex="bold"/>
    </style:style>
    <style:style style:name="T3" style:family="text">
      <style:text-properties fo:font-size="12pt" fo:font-weight="normal" officeooo:rsid="000b8b3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e7b4" style:font-size-asian="12pt" style:font-weight-asian="normal" style:font-size-complex="12pt" style:font-weight-complex="normal"/>
    </style:style>
    <style:style style:name="T5" style:family="text">
      <style:text-properties fo:font-size="12pt" fo:font-weight="bold" officeooo:rsid="000b8b39" style:font-size-asian="10.5pt" style:font-weight-asian="bold" style:font-size-complex="12pt" style:font-weight-complex="bold"/>
    </style:style>
    <style:style style:name="T6" style:family="text">
      <style:text-properties fo:font-size="18pt" fo:font-weight="bold" officeooo:rsid="000b8b39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c595" style:font-weight-asian="normal" style:font-weight-complex="normal"/>
    </style:style>
    <style:style style:name="T9" style:family="text">
      <style:text-properties fo:font-size="10pt" fo:font-weight="normal" officeooo:rsid="000d8544" style:font-size-asian="8.75pt" style:font-weight-asian="normal" style:font-size-complex="10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fc595" style:font-weight-asian="normal" style:font-weight-complex="normal"/>
    </style:style>
    <style:style style:name="T13" style:family="text">
      <style:text-properties style:text-underline-style="none" fo:font-weight="normal" officeooo:rsid="00118193" style:font-weight-asian="normal" style:font-weight-complex="normal"/>
    </style:style>
    <style:style style:name="T14" style:family="text">
      <style:text-properties style:text-underline-style="none" officeooo:rsid="000de872"/>
    </style:style>
    <style:style style:name="T15" style:family="text">
      <style:text-properties style:text-underline-style="none" officeooo:rsid="000fc595"/>
    </style:style>
    <style:style style:name="T16" style:family="text">
      <style:text-properties style:text-underline-style="none" officeooo:rsid="001172a0"/>
    </style:style>
    <style:style style:name="T17" style:family="text">
      <style:text-properties officeooo:rsid="000de872"/>
    </style:style>
    <style:style style:name="T18" style:family="text">
      <style:text-properties fo:font-size="14pt" fo:font-weight="bold" officeooo:rsid="000b8b39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0de872" style:font-size-asian="14pt" style:font-weight-asian="bold" style:font-size-complex="14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officeooo:rsid="000de872" style:font-weight-asian="normal" style:font-weight-complex="normal"/>
    </style:style>
    <style:style style:name="T22" style:family="text">
      <style:text-properties style:use-window-font-color="true" fo:font-size="12pt" style:text-underline-style="none" fo:font-weight="bold" officeooo:rsid="000d8544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style:text-underline-style="none" fo:font-weight="bold" officeooo:rsid="000eee0c" style:font-size-asian="12pt" style:font-weight-asian="bold" style:font-size-complex="12pt" style:font-weight-complex="bold"/>
    </style:style>
    <style:style style:name="T24" style:family="text">
      <style:text-properties style:use-window-font-color="true" fo:font-size="12pt" style:text-underline-style="none" fo:font-weight="normal" officeooo:rsid="000fc595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style:text-underline-style="none" fo:font-weight="normal" officeooo:rsid="000eee0c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style:text-underline-style="none" fo:font-weight="normal" officeooo:rsid="001172a0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style:text-underline-style="none" fo:font-weight="normal" officeooo:rsid="00118193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4pt" fo:font-weight="normal" officeooo:rsid="000eee0c" style:font-size-asian="14pt" style:font-weight-asian="normal" style:font-size-complex="14pt" style:font-weight-complex="normal"/>
    </style:style>
    <style:style style:name="T29" style:family="text">
      <style:text-properties style:use-window-font-color="true" fo:font-size="14pt" fo:font-weight="normal" officeooo:rsid="000fc595" style:font-size-asian="14pt" style:font-weight-asian="normal" style:font-size-complex="14pt" style:font-weight-complex="normal"/>
    </style:style>
    <style:style style:name="T30" style:family="text">
      <style:text-properties officeooo:rsid="000fc595"/>
    </style:style>
    <style:style style:name="T31" style:family="text">
      <style:text-properties officeooo:rsid="001172a0"/>
    </style:style>
    <style:style style:name="T32" style:family="text">
      <style:text-properties officeooo:rsid="00118193"/>
    </style:style>
    <style:style style:name="T33" style:family="text">
      <style:text-properties officeooo:rsid="00128f94"/>
    </style:style>
    <style:style style:name="T34" style:family="text">
      <style:text-properties officeooo:rsid="0013e7b4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3e7b4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013e7b4" style:font-style-asian="normal" style:font-style-complex="normal"/>
    </style:style>
    <style:style style:name="T39" style:family="text">
      <style:text-properties officeooo:rsid="00184c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ASZYNA W</text:span><text:span text:style-name="T6">EB NOTATKA</text:span></text:p>
      <text:p text:style-name="P1"><text:span text:style-name="T1"/></text:p>
      <text:p text:style-name="P1"><text:span text:style-name="T1"/></text:p>
      <text:p text:style-name="P1"><text:span text:style-name="T1"/></text:p>
      <text:list xml:id="list590865362" text:style-name="L1">
        <text:list-item>
          <text:p text:style-name="P3">Opis</text:p>
        </text:list-item>
      </text:list>
      <text:p text:style-name="P4"/>
      <text:p text:style-name="P1"><text:span text:style-name="T3">Maszyna zrealizowana przy pomocy technologi </text:span><text:span text:style-name="T5">html</text:span><text:span text:style-name="T3">, </text:span><text:span text:style-name="T5">css</text:span><text:span text:style-name="T3">, </text:span><text:span text:style-name="T5">javascript</text:span><text:span text:style-name="T3">. Zrealizowana w formie strony internetowej (w stylu kalkulatora javascriptowego) <text:s/>sam frontend bez komunikacji z serwerem.</text:span></text:p>
      <text:p text:style-name="P4"/>
      <text:list xml:id="list123126176967594" text:continue-numbering="true" text:style-name="L1">
        <text:list-item>
          <text:p text:style-name="P2"><text:span text:style-name="T18">Komponenty </text:span><text:span text:style-name="T19">i Sygnały</text:span></text:p>
        </text:list-item>
      </text:list>
      <text:p text:style-name="P5"/>
      <text:p text:style-name="P38">Komponenty rozszerzające są oznaczone gwiazdką*.</text:p>
      <text:p text:style-name="P39"><text:span text:style-name="T21">Rozkazy impulsowe są oznaczone podkreślnikiem.</text:span></text:p>
      <text:p text:style-name="P4"/>
      <text:list xml:id="list4084360081" text:style-name="L2">
        <text:list-item>
          <text:p text:style-name="P16">Jednostka Arytmetyczno Logiczna</text:p>
        </text:list-item>
      </text:list>
      <text:p text:style-name="P21">- <text:span text:style-name="T39">Rejsetr F (Rejestr Flag)</text:span></text:p>
      <text:p text:style-name="P21">- Rejestr AK (Akumulator)</text:p>
      <text:p text:style-name="P22">- Jednostka Arytmetyczno Logiczna (JAL)</text:p>
      <text:p text:style-name="P13"/>
      <text:p text:style-name="P29">Podstawa:</text:p>
      <text:p text:style-name="P27"><text:span text:style-name="T7">weak</text:span><text:span text:style-name="T11"> – </text:span><text:span text:style-name="T12">wpisuje wynik operacji JAL do rejestru AK</text:span></text:p>
      <text:p text:style-name="P28"><text:span text:style-name="T12">weja - <text:s/>wczytaj wejście do operacji JAL </text:span><text:span text:style-name="T13">z magistrali S</text:span></text:p>
      <text:p text:style-name="P28"><text:span text:style-name="T12"/></text:p>
      <text:p text:style-name="P29"><text:span text:style-name="T7">dod – </text:span><text:span text:style-name="T8">operacja JAL wynik: AK + wejście</text:span></text:p>
      <text:p text:style-name="P30"><text:span text:style-name="T7">ode – </text:span><text:span text:style-name="T8">operacja JAL wynik: AK - wejście</text:span></text:p>
      <text:p text:style-name="P30"><text:span text:style-name="T7">przep – </text:span><text:span text:style-name="T8">operacja JAL wynik: wejście</text:span></text:p>
      <text:p text:style-name="P29"><text:span text:style-name="T7"/></text:p>
      <text:p text:style-name="P29"><text:span text:style-name="T7"/></text:p>
      <text:p text:style-name="P29">Inkrementacja/Dekrementacja*:</text:p>
      <text:p text:style-name="P24">iak<text:span text:style-name="T10"> - </text:span><text:span text:style-name="T14"><text:s/></text:span><text:span text:style-name="T16">AK = AK +1</text:span></text:p>
      <text:p text:style-name="P24">dak<text:span text:style-name="T10"> - <text:s/></text:span><text:span text:style-name="T16">AK = AK -1</text:span></text:p>
      <text:p text:style-name="P23"><text:span text:style-name="T10"/></text:p>
      <text:p text:style-name="P26"><text:span text:style-name="T10">albo</text:span></text:p>
      <text:p text:style-name="P23"><text:span text:style-name="T10"/></text:p>
      <text:p text:style-name="P25"><text:span text:style-name="T10">inc - </text:span><text:span text:style-name="T15">operacja JAL wynik: </text:span><text:span text:style-name="T10">AK+1</text:span></text:p>
      <text:p text:style-name="P25"><text:span text:style-name="T10">dec - </text:span><text:span text:style-name="T15">operacja JAL wynik: </text:span><text:span text:style-name="T10">AK-1</text:span></text:p>
      <text:p text:style-name="P23"><text:span text:style-name="T10"/></text:p>
      <text:p text:style-name="P23"/>
      <text:p text:style-name="P31">Operacje Logiczne*:</text:p>
      <text:p text:style-name="P42"><text:span text:style-name="T25">neg -</text:span><text:span text:style-name="T26"> </text:span><text:span text:style-name="T24">operacja JAL wynik: </text:span><text:span text:style-name="T27">~</text:span><text:span text:style-name="T24">wejście</text:span></text:p>
      <text:p text:style-name="P33">lub - <text:span text:style-name="T30">operacja JAL wynik: <text:s/></text:span><text:span text:style-name="T31">AK</text:span><text:span text:style-name="T32">|</text:span><text:span text:style-name="T30">wejście</text:span></text:p>
      <text:p text:style-name="P33">i - <text:span text:style-name="T31"><text:s/></text:span><text:span text:style-name="T30">operacja JAL wynik: <text:s/></text:span><text:span text:style-name="T31">AK</text:span><text:span text:style-name="T32">&amp;</text:span><text:span text:style-name="T30">wejście</text:span></text:p>
      <text:p text:style-name="P32"/>
      <text:p text:style-name="P40"><text:span text:style-name="T23">Dodatkowe </text:span><text:span text:style-name="T22">Operacje </text:span><text:span text:style-name="T23">Matematyczne</text:span><text:span text:style-name="T22">*:</text:span></text:p>
      <text:p text:style-name="P33">mno -<text:span text:style-name="T31"> </text:span><text:span text:style-name="T30">operacja JAL wynik: </text:span><text:span text:style-name="T32">AK*</text:span><text:span text:style-name="T30">wejście</text:span></text:p>
      <text:p text:style-name="P33">dizel -<text:span text:style-name="T31"> </text:span><text:span text:style-name="T30">operacja JAL wynik: </text:span><text:span text:style-name="T32">AK/</text:span><text:span text:style-name="T30">wejście</text:span></text:p>
      <text:p text:style-name="P33">shr -<text:span text:style-name="T31"> </text:span><text:span text:style-name="T30">operacja JAL wynik: wejście</text:span><text:span text:style-name="T32">&gt;&gt;1</text:span></text:p>
      <text:p text:style-name="P33">shl -<text:span text:style-name="T31"> </text:span><text:span text:style-name="T30">operacja JAL wynik: wejście</text:span><text:span text:style-name="T32">&lt;&lt;1</text:span></text:p>
      <text:p text:style-name="P32"/>
      <text:p text:style-name="P34"><text:soft-page-break/>Przy wykonaniu sygnału <text:span text:style-name="T20">weak </text:span>zostanie zwrócony odpowiedni komunikat jeśli wykonane zostało kilka <text:s/>lub żadna operacja JAL.</text:p>
      <text:p text:style-name="P32"/>
      <text:p text:style-name="P32"/>
      <text:p text:style-name="P32"/>
      <text:p text:style-name="P32"/>
      <text:p text:style-name="P13"/>
      <text:p text:style-name="P13"/>
      <text:p text:style-name="P13"/>
      <text:list xml:id="list123125811931311" text:continue-numbering="true" text:style-name="L2">
        <text:list-item>
          <text:p text:style-name="P14">Jednostka Sterująca</text:p>
        </text:list-item>
      </text:list>
      <text:p text:style-name="P18">Rejestr I</text:p>
      <text:p text:style-name="P35"><text:span text:style-name="T35">wei</text:span><text:span text:style-name="T37"> </text:span><text:span text:style-name="T38">wczytuje </text:span></text:p>
      <text:p text:style-name="P20">wyad</text:p>
      <text:p text:style-name="P26">stop</text:p>
      <text:p text:style-name="P13"/>
      <text:p text:style-name="P13"/>
      <text:p text:style-name="P13"/>
      <text:list xml:id="list123125924315304" text:continue-numbering="true" text:style-name="L2">
        <text:list-item>
          <text:p text:style-name="P14">Pamięć</text:p>
        </text:list-item>
      </text:list>
      <text:p text:style-name="P21">- Rejestr S</text:p>
      <text:p text:style-name="P21">- RejestrA</text:p>
      <text:p text:style-name="P21">- Pamięć</text:p>
      <text:p text:style-name="P17"/>
      <text:p text:style-name="P13"/>
      <text:p text:style-name="P13"/>
      <text:list xml:id="list123125548906214" text:continue-numbering="true" text:style-name="L2">
        <text:list-item>
          <text:p text:style-name="P14">Licznik Rozkazów</text:p>
        </text:list-item>
      </text:list>
      <text:p text:style-name="P13">- <text:span text:style-name="T33">Rejestr L</text:span></text:p>
      <text:p text:style-name="P13"/>
      <text:p text:style-name="P13"/>
      <text:p text:style-name="P13"/>
      <text:list xml:id="list123124536200350" text:continue-numbering="true" text:style-name="L2">
        <text:list-item>
          <text:p text:style-name="P14">Magistrala S</text:p>
        </text:list-item>
        <text:list-item>
          <text:p text:style-name="P14">Magistrala A</text:p>
        </text:list-item>
        <text:list-item>
          <text:p text:style-name="P14">Połączenie Magistratowe*</text:p>
        </text:list-item>
        <text:list-item>
          <text:p text:style-name="P41"><text:span text:style-name="T29">Obsługa</text:span><text:span text:style-name="T28"> Stosu*</text:span></text:p>
        </text:list-item>
      </text:list>
      <text:p text:style-name="P19">- <text:span text:style-name="T33">Rejestr WS</text:span></text:p>
      <text:p text:style-name="P19"/>
      <text:p text:style-name="P19"/>
      <text:list xml:id="list123124732307913" text:continue-numbering="true" text:style-name="L2">
        <text:list-item>
          <text:p text:style-name="P15">Rejestr X*</text:p>
        </text:list-item>
        <text:list-item>
          <text:p text:style-name="P15">Rejestr Y*</text:p>
          <text:p text:style-name="P15"/>
        </text:list-item>
      </text:list>
      <text:p text:style-name="P36"/>
      <text:p text:style-name="P1"><text:span text:style-name="T9"/></text:p>
      <text:p text:style-name="P37"/>
      <text:list xml:id="list123125274563269" text:continue-list="list123126176967594" text:style-name="L1">
        <text:list-item>
          <text:p text:style-name="P3">Pisanie Rozkazów</text:p>
        </text:list-item>
      </text:list>
      <text:p text:style-name="P10"><text:tab/></text:p>
      <text:p text:style-name="P12"/>
      <text:p text:style-name="P4"/>
      <text:p text:style-name="P4"/>
      <text:p text:style-name="P4"/>
      <text:list xml:id="list123126044952799" text:continue-numbering="true" text:style-name="L1">
        <text:list-item>
          <text:p text:style-name="P3"><text:soft-page-break/>Assembler</text:p>
        </text:list-item>
      </text:list>
      <text:p text:style-name="P4"/>
      <text:list xml:id="list123124356897545" text:continue-numbering="true" text:style-name="L1">
        <text:list-item>
          <text:p text:style-name="P3"><text:span text:style-name="T17">Elementy </text:span>UI <text:span text:style-name="T17">Maszyny</text:span></text:p>
        </text:list-item>
      </text:list>
      <text:p text:style-name="P11"/>
      <text:list xml:id="list3175284433" text:style-name="L3">
        <text:list-item>
          <text:p text:style-name="P6">Rejestr</text:p>
        </text:list-item>
      </text:list>
      <text:p text:style-name="P9">Tryby Wyświetlania:</text:p>
      <text:p text:style-name="P9">-Dziesiętny Bez Znaku(Domyślny)</text:p>
      <text:p text:style-name="P43"><text:span text:style-name="T4">-Dziesiętny Ze Znakiem</text:span></text:p>
      <text:p text:style-name="P43"><text:span text:style-name="T4">-Binarny</text:span></text:p>
      <text:p text:style-name="P43"><text:span text:style-name="T4">-Szesnastkowy</text:span></text:p>
      <text:p text:style-name="P43"><text:span text:style-name="T4">-OPCode + Aragument</text:span></text:p>
      <text:p text:style-name="P43"><text:span text:style-name="T4"/></text:p>
      <text:p text:style-name="P43"><text:span text:style-name="T4"/></text:p>
      <text:p text:style-name="P43"><text:span text:style-name="T4"/></text:p>
      <text:p text:style-name="P43"><text:span text:style-name="T4"/></text:p>
      <text:list xml:id="list123125549164697" text:continue-numbering="true" text:style-name="L3">
        <text:list-item>
          <text:p text:style-name="P6">Pamięć</text:p>
        </text:list-item>
        <text:list-item>
          <text:p text:style-name="P6">Sygnał</text:p>
        </text:list-item>
        <text:list-item>
          <text:p text:style-name="P8">Połączenie</text:p>
        </text:list-item>
        <text:list-item>
          <text:p text:style-name="P8"/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5T10:56:28.333000000</meta:creation-date>
    <dc:date>2021-06-25T12:31:23.986000000</dc:date>
    <meta:editing-duration>PT52M9S</meta:editing-duration>
    <meta:editing-cycles>7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66" meta:word-count="264" meta:character-count="1637" meta:non-whitespace-character-count="1443"/>
  </office:meta>
</office:document-meta>
</file>